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3cafe4"/>
    </style:style>
    <style:style style:name="gr2" style:family="graphic" style:parent-style-name="standard">
      <style:graphic-properties svg:stroke-width="0.001cm" svg:stroke-color="#add6e7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76086"/>
    </style:style>
    <style:style style:name="gr4" style:family="graphic" style:parent-style-name="standard">
      <style:graphic-properties draw:stroke="none" svg:stroke-width="0.001cm" draw:fill-color="#1c97cd"/>
    </style:style>
    <style:style style:name="gr5" style:family="graphic" style:parent-style-name="standard">
      <style:graphic-properties draw:stroke="none" svg:stroke-width="0.001cm" draw:fill-color="#add6e7"/>
    </style:style>
    <style:style style:name="gr6" style:family="graphic" style:parent-style-name="standard">
      <style:graphic-properties draw:stroke="none" svg:stroke-width="0.001cm" draw:fill-color="#000000"/>
    </style:style>
    <style:style style:name="gr7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1.965cm" svg:y="-5cm"/>
          <draw:glue-point draw:id="5" svg:x="5cm" svg:y="-5cm"/>
          <draw:glue-point draw:id="6" svg:x="1.517cm" svg:y="-5cm"/>
          <draw:glue-point draw:id="7" svg:x="-5cm" svg:y="5cm"/>
          <draw:glue-point draw:id="8" svg:x="2.539cm" svg:y="5cm"/>
          <draw:glue-point draw:id="9" svg:x="-1.231cm" svg:y="5cm"/>
          <draw:glue-point draw:id="10" svg:x="-5cm" svg:y="-0.699cm"/>
          <draw:glue-point draw:id="11" svg:x="-5cm" svg:y="2.148cm"/>
          <draw:glue-point draw:id="12" svg:x="5cm" svg:y="0.383cm"/>
          <draw:glue-point draw:id="13" svg:x="5cm" svg:y="-2.309cm"/>
          <draw:glue-point draw:id="14" svg:x="0.086cm" svg:y="-0.048cm"/>
          <draw:polygon draw:style-name="gr1" draw:layer="layout" svg:width="3.548cm" svg:height="0.872cm" svg:x="0.009cm" svg:y="0cm" svg:viewBox="0 0 3549 873" draw:points="0,873 1072,0 3549,0 2661,873">
            <text:p/>
          </draw:polygon>
          <draw:path draw:style-name="gr2" draw:layer="layout" svg:width="3.546cm" svg:height="0.871cm" svg:x="0.009cm" svg:y="0.002cm" svg:viewBox="0 0 3547 872" svg:d="m0 872 1070-872zm2477 0-886 872h-2661zm0 0z">
            <text:p/>
          </draw:path>
          <draw:polygon draw:style-name="gr3" draw:layer="layout" svg:width="0.888cm" svg:height="1.985cm" svg:x="2.669cm" svg:y="0.001cm" svg:viewBox="0 0 889 1986" draw:points="0,1986 889,1075 889,0 0,871">
            <text:p/>
          </draw:polygon>
          <draw:path draw:style-name="gr2" draw:layer="layout" svg:width="0.888cm" svg:height="1.984cm" svg:x="2.669cm" svg:y="0.002cm" svg:viewBox="0 0 889 1985" svg:d="m0 1985 889-911v-1074zm-2 0-887 870v1115zm0 0z">
            <text:p/>
          </draw:path>
          <draw:polygon draw:style-name="gr4" draw:layer="layout" svg:width="2.657cm" svg:height="1.115cm" svg:x="0.012cm" svg:y="0.872cm" svg:viewBox="0 0 2658 1116" draw:points="2658,1116 2658,0 0,0 0,1116">
            <text:p/>
          </draw:polygon>
          <draw:polygon draw:style-name="gr5" draw:layer="layout" svg:width="0.025cm" svg:height="1.128cm" svg:x="2.657cm" svg:y="0.86cm" svg:viewBox="0 0 26 1129" draw:points="13,0 0,12 0,1129 26,1129 26,12 13,0 26,12 26,0">
            <text:p/>
          </draw:polygon>
          <draw:polygon draw:style-name="gr5" draw:layer="layout" svg:width="2.669cm" svg:height="0.025cm" svg:x="0cm" svg:y="0.86cm" svg:viewBox="0 0 2670 26" draw:points="0,13 12,26 2670,26 2670,0 12,0 0,13 12,0 0,0">
            <text:p/>
          </draw:polygon>
          <draw:polygon draw:style-name="gr5" draw:layer="layout" svg:width="0.025cm" svg:height="1.128cm" svg:x="0cm" svg:y="0.872cm" svg:viewBox="0 0 26 1129" draw:points="13,1129 26,1116 26,0 0,0 0,1116 13,1129 0,1116 0,1129">
            <text:p/>
          </draw:polygon>
          <draw:polygon draw:style-name="gr5" draw:layer="layout" svg:width="2.669cm" svg:height="0.025cm" svg:x="0.012cm" svg:y="1.975cm" svg:viewBox="0 0 2670 26" draw:points="2670,13 2657,0 0,0 0,26 2657,26 2670,13 2657,26 2670,26">
            <text:p/>
          </draw:polygon>
          <draw:polygon draw:style-name="gr6" draw:layer="layout" svg:width="1.222cm" svg:height="0.464cm" svg:x="0.859cm" svg:y="0.096cm" svg:viewBox="0 0 1223 465" draw:points="669,55 1223,0 1115,178 975,150 148,465 0,423 809,113">
            <text:p/>
          </draw:polygon>
          <draw:polygon draw:style-name="gr6" draw:layer="layout" svg:width="1.222cm" svg:height="0.464cm" svg:x="1.498cm" svg:y="0.293cm" svg:viewBox="0 0 1223 465" draw:points="670,54 1223,0 1117,178 975,149 148,465 0,424 809,114">
            <text:p/>
          </draw:polygon>
          <draw:polygon draw:style-name="gr7" draw:layer="layout" svg:width="1.222cm" svg:height="0.464cm" svg:x="0.862cm" svg:y="0.124cm" svg:viewBox="0 0 1223 465" draw:points="670,54 1223,0 1116,177 975,150 147,465 0,424 810,114">
            <text:p/>
          </draw:polygon>
          <draw:polygon draw:style-name="gr7" draw:layer="layout" svg:width="1.222cm" svg:height="0.464cm" svg:x="1.501cm" svg:y="0.321cm" svg:viewBox="0 0 1223 465" draw:points="669,54 1223,0 1116,178 975,150 147,465 0,424 810,113">
            <text:p/>
          </draw:polygon>
          <draw:polygon draw:style-name="gr6" draw:layer="layout" svg:width="0.402cm" svg:height="0.209cm" svg:x="0.481cm" svg:y="1.096cm" svg:viewBox="0 0 403 210" draw:points="403,210 403,0 0,0 0,210">
            <text:p/>
          </draw:polygon>
          <draw:polygon draw:style-name="gr6" draw:layer="layout" svg:width="0.401cm" svg:height="0.209cm" svg:x="1.802cm" svg:y="1.096cm" svg:viewBox="0 0 402 210" draw:points="0,210 0,0 402,0 402,210">
            <text:p/>
          </draw:polygon>
          <draw:polygon draw:style-name="gr6" draw:layer="layout" svg:width="0.402cm" svg:height="0.21cm" svg:x="0.481cm" svg:y="1.622cm" svg:viewBox="0 0 403 211" draw:points="403,211 403,0 0,0 0,211">
            <text:p/>
          </draw:polygon>
          <draw:polygon draw:style-name="gr6" draw:layer="layout" svg:width="0.401cm" svg:height="0.21cm" svg:x="1.802cm" svg:y="1.622cm" svg:viewBox="0 0 402 211" draw:points="0,211 0,0 402,0 402,211">
            <text:p/>
          </draw:polygon>
          <draw:polygon draw:style-name="gr6" draw:layer="layout" svg:width="1.234cm" svg:height="0.03cm" svg:x="0.755cm" svg:y="1.186cm" svg:viewBox="0 0 1235 31" draw:points="1235,0 0,0 0,31 1235,31">
            <text:p/>
          </draw:polygon>
          <draw:polygon draw:style-name="gr6" draw:layer="layout" svg:width="1.234cm" svg:height="0.03cm" svg:x="0.755cm" svg:y="1.71cm" svg:viewBox="0 0 1235 31" draw:points="1235,0 0,0 0,31 1235,31">
            <text:p/>
          </draw:polygon>
          <draw:polygon draw:style-name="gr6" draw:layer="layout" svg:width="1.317cm" svg:height="0.554cm" svg:x="0.677cm" svg:y="1.187cm" svg:viewBox="0 0 1318 555" draw:points="1306,0 0,527 10,555 1318,27">
            <text:p/>
          </draw:polygon>
          <draw:polygon draw:style-name="gr6" draw:layer="layout" svg:width="1.317cm" svg:height="0.554cm" svg:x="0.677cm" svg:y="1.187cm" svg:viewBox="0 0 1318 555" draw:points="1318,527 10,0 0,27 1306,555">
            <text:p/>
          </draw:polygon>
          <draw:polygon draw:style-name="gr7" draw:layer="layout" svg:width="0.403cm" svg:height="0.21cm" svg:x="0.464cm" svg:y="1.077cm" svg:viewBox="0 0 404 211" draw:points="404,211 404,0 0,0 0,211">
            <text:p/>
          </draw:polygon>
          <draw:polygon draw:style-name="gr7" draw:layer="layout" svg:width="0.402cm" svg:height="0.21cm" svg:x="1.785cm" svg:y="1.077cm" svg:viewBox="0 0 403 211" draw:points="0,211 0,0 403,0 403,211">
            <text:p/>
          </draw:polygon>
          <draw:polygon draw:style-name="gr7" draw:layer="layout" svg:width="0.403cm" svg:height="0.21cm" svg:x="0.464cm" svg:y="1.603cm" svg:viewBox="0 0 404 211" draw:points="404,211 404,0 0,0 0,211">
            <text:p/>
          </draw:polygon>
          <draw:polygon draw:style-name="gr7" draw:layer="layout" svg:width="0.402cm" svg:height="0.21cm" svg:x="1.785cm" svg:y="1.603cm" svg:viewBox="0 0 403 211" draw:points="0,211 0,0 403,0 403,211">
            <text:p/>
          </draw:polygon>
          <draw:polygon draw:style-name="gr7" draw:layer="layout" svg:width="1.235cm" svg:height="0.03cm" svg:x="0.737cm" svg:y="1.167cm" svg:viewBox="0 0 1236 31" draw:points="1236,0 0,0 0,31 1236,31">
            <text:p/>
          </draw:polygon>
          <draw:polygon draw:style-name="gr7" draw:layer="layout" svg:width="1.235cm" svg:height="0.031cm" svg:x="0.737cm" svg:y="1.691cm" svg:viewBox="0 0 1236 32" draw:points="1236,0 0,0 0,32 1236,32">
            <text:p/>
          </draw:polygon>
          <draw:polygon draw:style-name="gr7" draw:layer="layout" svg:width="1.318cm" svg:height="0.554cm" svg:x="0.659cm" svg:y="1.169cm" svg:viewBox="0 0 1319 555" draw:points="1308,0 0,527 11,555 1319,27">
            <text:p/>
          </draw:polygon>
          <draw:polygon draw:style-name="gr7" draw:layer="layout" svg:width="1.318cm" svg:height="0.554cm" svg:x="0.659cm" svg:y="1.169cm" svg:viewBox="0 0 1319 555" draw:points="1319,527 11,0 0,27 1308,55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PTC</dc:title>
    <meta:creation-date>2011-02-07T16:42:53</meta:creation-date>
    <meta:editing-duration>P0D</meta:editing-duration>
    <meta:editing-cycles>1</meta:editing-cycles>
    <meta:document-statistic meta:object-count="30"/>
    <meta:generator>OpenOffice.org/3.3$Linux OpenOffice.org_project/330m20$Build-9567</meta:generator>
  </office:meta>
</office:document-meta>
</file>